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/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84" style:family="table-cell" style:parent-style-name="Default" style:data-style-name="N37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0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55"/>
        <table:table-column table:style-name="co1" table:default-cell-style-name="ce62"/>
        <table:table-column table:style-name="co1" table:number-columns-repeated="2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8" table:default-cell-style-name="ce55"/>
        <table:table-column table:style-name="co1" table:default-cell-style-name="ce62"/>
        <table:table-column table:style-name="co1" table:default-cell-style-name="ce88"/>
        <table:table-column table:style-name="co1" table:default-cell-style-name="ce62"/>
        <table:table-row table:style-name="ro1">
          <table:table-cell/>
          <table:table-cell table:style-name="ce59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2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87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60" office:value-type="string" calcext:value-type="string" table:number-columns-spanned="1" table:number-rows-spanned="2">
            <text:p>QSS002</text:p>
          </table:table-cell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SHAHREEM</text:p>
          </table:table-cell>
          <table:covered-table-cell/>
          <table:table-cell table:style-name="ce68" office:value-type="string" calcext:value-type="string" table:number-columns-spanned="1" table:number-rows-spanned="2">
            <text:p>STOCK AMOUNT</text:p>
          </table:table-cell>
          <table:table-cell table:style-name="ce73" table:formula="of:=SUM([.E$1:.E$1048576])" office:value-type="float" office:value="184860" calcext:value-type="float" table:number-columns-spanned="1" table:number-rows-spanned="2">
            <text:p>184860</text:p>
          </table:table-cell>
          <table:table-cell table:style-name="ce75" office:value-type="string" calcext:value-type="string" table:number-columns-spanned="1" table:number-rows-spanned="2">
            <text:p>DEBIT</text:p>
          </table:table-cell>
          <table:table-cell table:style-name="ce29" table:formula="of:=([.M10]-[.H9])" office:value-type="float" office:value="184860" calcext:value-type="float" table:number-columns-spanned="1" table:number-rows-spanned="2">
            <text:p>184860</text:p>
          </table:table-cell>
          <table:table-cell table:style-name="ce81"/>
          <table:table-cell table:style-name="ce85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79"/>
          <table:table-cell table:style-name="ce81"/>
          <table:covered-table-cell table:style-name="ce8"/>
          <table:table-cell table:number-columns-repeated="4"/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7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89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69" table:number-columns-repeated="2"/>
          <table:table-cell table:style-name="ce67"/>
          <table:table-cell/>
          <table:table-cell table:style-name="ce82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1" table:number-rows-spanned="2">
            <text:p>AMOUNT</text:p>
          </table:table-cell>
          <table:table-cell/>
          <table:table-cell table:style-name="ce69"/>
          <table:table-cell table:number-columns-repeated="2"/>
          <table:covered-table-cell table:number-columns-repeated="3" table:style-name="ce58"/>
          <table:covered-table-cell table:style-name="ce64"/>
          <table:covered-table-cell table:style-name="ce90"/>
          <table:covered-table-cell table:style-name="ce64"/>
        </table:table-row>
        <table:table-row table:style-name="ro2">
          <table:table-cell/>
          <table:table-cell table:style-name="ce61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70" office:value-type="string" calcext:value-type="string">
            <text:p>Total Phones</text:p>
          </table:table-cell>
          <table:table-cell table:style-name="ce74"/>
          <table:table-cell table:style-name="ce64" office:value-type="string" calcext:value-type="string">
            <text:p>total paid amount</text:p>
          </table:table-cell>
          <table:table-cell table:style-name="ce80"/>
          <table:covered-table-cell table:number-columns-repeated="2" table:style-name="ce83"/>
          <table:table-cell/>
          <table:table-cell table:style-name="ce6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750" calcext:value-type="float">
            <text:p>1750</text:p>
          </table:table-cell>
          <table:table-cell table:style-name="ce55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71" table:formula="of:=SUM([.C$1:.C$1048576])" office:value-type="float" office:value="21" calcext:value-type="float">
            <text:p>21</text:p>
          </table:table-cell>
          <table:table-cell/>
          <table:table-cell table:style-name="ce76" table:formula="of:=SUM([.K$1:.K$1048576])" office:value-type="float" office:value="0" calcext:value-type="float">
            <text:p>0</text:p>
          </table:table-cell>
          <table:table-cell/>
          <table:table-cell table:style-name="ce8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0999" calcext:value-type="float">
            <text:p>10999</text:p>
          </table:table-cell>
          <table:table-cell table:style-name="ce55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9" table:formula="of:=SUM([.U$1:.U$1048576])" office:value-type="float" office:value="184860" calcext:value-type="float" table:number-columns-spanned="2" table:number-rows-spanned="2">
            <text:p>18486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750" calcext:value-type="float">
            <text:p>1750</text:p>
          </table:table-cell>
          <table:table-cell table:style-name="ce55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7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9490" calcext:value-type="float">
            <text:p>9490</text:p>
          </table:table-cell>
          <table:table-cell table:style-name="ce55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6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57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77"/>
          <table:table-cell table:number-columns-repeated="7"/>
          <table:table-cell office:value-type="float" office:value="5" calcext:value-type="float">
            <text:p>5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1490" calcext:value-type="float">
            <text:p>21490</text:p>
          </table:table-cell>
          <table:table-cell table:style-name="ce55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58"/>
          <table:covered-table-cell table:style-name="ce64"/>
          <table:covered-table-cell table:number-columns-repeated="2" table:style-name="ce58"/>
          <table:table-cell table:number-columns-repeated="3"/>
          <table:table-cell table:style-name="ce69"/>
          <table:table-cell/>
          <table:table-cell table:style-name="ce67"/>
          <table:table-cell table:number-columns-repeated="4"/>
          <table:table-cell office:value-type="float" office:value="6" calcext:value-type="float">
            <text:p>6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5990" calcext:value-type="float">
            <text:p>25990</text:p>
          </table:table-cell>
          <table:table-cell table:style-name="ce55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72" table:number-columns-repeated="2"/>
          <table:table-cell table:style-name="ce67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999" calcext:value-type="float">
            <text:p>8999</text:p>
          </table:table-cell>
          <table:table-cell table:style-name="ce55"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7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999" calcext:value-type="float">
            <text:p>8999</text:p>
          </table:table-cell>
          <table:table-cell table:style-name="ce55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7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999" calcext:value-type="float">
            <text:p>8999</text:p>
          </table:table-cell>
          <table:table-cell table:style-name="ce55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7]*[.C17])" office:value-type="float" office:value="9490" calcext:value-type="float">
            <text:p>9490</text:p>
          </table:table-cell>
          <table:table-cell table:style-name="ce7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1550" calcext:value-type="float">
            <text:p>1550</text:p>
          </table:table-cell>
          <table:table-cell table:style-name="ce55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8]*[.C18])" office:value-type="float" office:value="21490" calcext:value-type="float">
            <text:p>21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7499" calcext:value-type="float">
            <text:p>7499</text:p>
          </table:table-cell>
          <table:table-cell table:style-name="ce55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19]*[.C19])" office:value-type="float" office:value="25990" calcext:value-type="float">
            <text:p>259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5999" calcext:value-type="float">
            <text:p>5999</text:p>
          </table:table-cell>
          <table:table-cell table:style-name="ce55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0]*[.C20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7499" calcext:value-type="float">
            <text:p>7499</text:p>
          </table:table-cell>
          <table:table-cell table:style-name="ce55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0999" calcext:value-type="float">
            <text:p>10999</text:p>
          </table:table-cell>
          <table:table-cell table:style-name="ce55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55" office:value-type="float" office:value="22999" calcext:value-type="float">
            <text:p>22999</text:p>
          </table:table-cell>
          <table:table-cell table:style-name="ce55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4650" calcext:value-type="float">
            <text:p>46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1750" calcext:value-type="float">
            <text:p>1750</text:p>
          </table:table-cell>
          <table:table-cell table:style-name="ce55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4]*[.C24])" office:value-type="float" office:value="7499" calcext:value-type="float">
            <text:p>74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250" calcext:value-type="float">
            <text:p>1250</text:p>
          </table:table-cell>
          <table:table-cell table:style-name="ce55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5]*[.C25])" office:value-type="float" office:value="5999" calcext:value-type="float">
            <text:p>5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5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6]*[.C26])" office:value-type="float" office:value="7499" calcext:value-type="float">
            <text:p>7499</text:p>
          </table:table-cell>
          <table:table-cell table:number-columns-repeated="11"/>
          <table:table-cell table:style-name="ce86"/>
          <table:table-cell table:number-columns-repeated="2"/>
          <table:table-cell table:style-name="ce6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7]*[.C27])" office:value-type="float" office:value="10999" calcext:value-type="float">
            <text:p>10999</text:p>
          </table:table-cell>
          <table:table-cell table:number-columns-repeated="11"/>
          <table:table-cell table:style-name="ce86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8]*[.C28])" office:value-type="float" office:value="22999" calcext:value-type="float">
            <text:p>22999</text:p>
          </table:table-cell>
          <table:table-cell table:number-columns-repeated="11"/>
          <table:table-cell table:style-name="ce86"/>
          <table:table-cell table:number-columns-repeated="2"/>
          <table:table-cell table:style-name="ce6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3500" calcext:value-type="float">
            <text:p>3500</text:p>
          </table:table-cell>
          <table:table-cell table:number-columns-repeated="11"/>
          <table:table-cell table:style-name="ce86"/>
          <table:table-cell table:number-columns-repeated="2"/>
          <table:table-cell table:style-name="ce62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1"/>
          <table:table-cell table:style-name="ce86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86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 table:number-rows-repeated="5">
          <table:table-cell table:number-columns-repeated="21"/>
        </table:table-row>
        <table:table-row table:style-name="ro1" table:number-rows-repeated="13"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1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55"/>
        <table:table-column table:style-name="co10" table:number-columns-repeated="2" table:default-cell-style-name="ce8"/>
        <table:table-column table:style-name="co11" table:default-cell-style-name="ce9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91"/>
          <table:table-cell table:style-name="ce43" office:value-type="string" calcext:value-type="string" table:number-columns-spanned="3" table:number-rows-spanned="2">
            <text:p>ADVANCE INFO COMMUNICATION</text:p>
          </table:table-cell>
          <table:covered-table-cell table:style-name="ce46"/>
          <table:covered-table-cell table:style-name="ce65"/>
          <table:table-cell table:style-name="ce96"/>
          <table:table-cell table:style-name="ce140"/>
          <table:table-cell table:style-name="ce65" table:number-columns-repeated="3"/>
          <table:table-cell table:style-name="ce140" table:number-columns-repeated="1015"/>
        </table:table-row>
        <table:table-row table:style-name="ro1">
          <table:table-cell table:style-name="ce55"/>
          <table:covered-table-cell table:number-columns-repeated="3"/>
          <table:table-cell table:number-columns-repeated="1020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2" table:number-rows-spanned="2">
            <text:p>QSS002</text:p>
          </table:table-cell>
          <table:covered-table-cell table:style-name="ce47"/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9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4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5"/>
          <table:table-cell table:number-columns-repeated="4"/>
          <table:table-cell table:style-name="ce69"/>
          <table:table-cell table:style-name="ce14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77" table:formula="of:=SUM([.E$1:.E$1048576])" office:value-type="float" office:value="10249" calcext:value-type="float" table:number-columns-spanned="2" table:number-rows-spanned="2">
            <text:p>10249</text:p>
          </table:table-cell>
          <table:covered-table-cell/>
          <table:table-cell table:number-columns-repeated="1013"/>
        </table:table-row>
        <table:table-row table:style-name="ro1">
          <table:table-cell table:style-name="ce55"/>
          <table:table-cell table:style-name="ce45" office:value-type="string" calcext:value-type="string" table:number-columns-spanned="3" table:number-rows-spanned="2">
            <text:p>SELLS</text:p>
          </table:table-cell>
          <table:covered-table-cell table:style-name="ce4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41"/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TO BRANCH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SOLD TO</text:p>
          </table:table-cell>
          <table:table-cell table:style-name="ce63" office:value-type="string" calcext:value-type="string" table:number-columns-spanned="1" table:number-rows-spanned="2">
            <text:p>IMEI NO.</text:p>
          </table:table-cell>
          <table:table-cell table:style-name="ce9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64"/>
          <table:covered-table-cell table:style-name="ce58"/>
          <table:table-cell table:style-name="ce141"/>
          <table:table-cell table:number-columns-repeated="1014"/>
        </table:table-row>
        <table:table-row table:style-name="ro1">
          <table:covered-table-cell table:style-name="ce64"/>
          <table:covered-table-cell table:style-name="ce58"/>
          <table:covered-table-cell table:number-columns-repeated="2" table:style-name="ce64"/>
          <table:covered-table-cell table:style-name="ce100"/>
          <table:table-cell table:number-columns-repeated="1019"/>
        </table:table-row>
        <table:table-row table:style-name="ro1">
          <table:table-cell table:style-name="ce8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84"/>
          <table:table-cell table:number-columns-repeated="1023"/>
        </table:table-row>
        <table:table-row table:style-name="ro1">
          <table:table-cell table:style-name="ce84"/>
          <table:table-cell table:number-columns-repeated="3"/>
          <table:table-cell table:style-name="ce102"/>
          <table:table-cell table:number-columns-repeated="1019"/>
        </table:table-row>
        <table:table-row table:style-name="ro1">
          <table:table-cell table:style-name="ce84"/>
          <table:table-cell/>
          <table:table-cell table:style-name="Default"/>
          <table:table-cell table:style-name="ce55" table:number-columns-repeated="2"/>
          <table:table-cell table:number-columns-repeated="1019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4:45:57.896212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0T15:03:44.250169564</dc:date>
    <meta:editing-duration>PT1H18M52S</meta:editing-duration>
    <meta:editing-cycles>39</meta:editing-cycles>
    <meta:generator>LibreOffice/7.0.5.2$Linux_X86_64 LibreOffice_project/00$Build-2</meta:generator>
    <meta:document-statistic meta:table-count="2" meta:cell-count="250" meta:object-count="0"/>
  </office:meta>
</office:document-meta>
</file>